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1a49d" officeooo:paragraph-rsid="0011a49d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officeooo:rsid="001393e6" officeooo:paragraph-rsid="001393e6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2pt" officeooo:rsid="0011a49d" officeooo:paragraph-rsid="0011a49d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1a49d" officeooo:paragraph-rsid="0011a49d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2add9" officeooo:paragraph-rsid="0012add9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30022" officeooo:paragraph-rsid="00130022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93e6" officeooo:paragraph-rsid="001393e6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158f78" officeooo:paragraph-rsid="00158f78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officeooo:paragraph-rsid="00130022"/>
    </style:style>
    <style:style style:name="P10" style:family="paragraph" style:parent-style-name="Standard">
      <style:paragraph-properties fo:text-align="start" style:justify-single-word="false"/>
      <style:text-properties officeooo:paragraph-rsid="0015a4ab"/>
    </style:style>
    <style:style style:name="P11" style:family="paragraph" style:parent-style-name="Standard">
      <style:paragraph-properties fo:text-align="start" style:justify-single-word="false"/>
      <style:text-properties officeooo:paragraph-rsid="00196f17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6pt" officeooo:rsid="00130022" officeooo:paragraph-rsid="00130022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officeooo:rsid="0015a4ab" officeooo:paragraph-rsid="0015a4ab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6pt" officeooo:rsid="00130022" officeooo:paragraph-rsid="00196f17" style:font-size-asian="14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b9295" officeooo:paragraph-rsid="001b9295" style:font-size-asian="14pt" style:font-size-complex="16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6pt" style:font-size-asian="14pt" style:font-size-complex="16pt"/>
    </style:style>
    <style:style style:name="T4" style:family="text">
      <style:text-properties style:font-name="Liberation Serif" fo:font-size="16pt" officeooo:rsid="00130022" style:font-size-asian="14pt" style:font-size-complex="16pt"/>
    </style:style>
    <style:style style:name="T5" style:family="text">
      <style:text-properties style:font-name="Liberation Serif" fo:font-size="16pt" officeooo:rsid="0015a4ab" style:font-size-asian="14pt" style:font-size-complex="16pt"/>
    </style:style>
    <style:style style:name="T6" style:family="text">
      <style:text-properties style:font-name="Liberation Serif" fo:font-size="16pt" officeooo:rsid="001679d8" style:font-size-asian="14pt" style:font-size-complex="16pt"/>
    </style:style>
    <style:style style:name="T7" style:family="text">
      <style:text-properties style:font-name="Liberation Serif" fo:font-size="16pt" officeooo:rsid="00196f17" style:font-size-asian="14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bbit<text:span text:style-name="T1">'</text:span><text:span text:style-name="T2">s Maze </text:span></text:p>
      <text:p text:style-name="P3">(Кроличий лабиринт)</text:p>
      <text:p text:style-name="P3"/>
      <text:p text:style-name="P4">Есть кролик и лабиринт. Задача игрока — вывести кролика из лабиринта. У игрока ограничены ходы, но в лабиринте есть бафы.</text:p>
      <text:p text:style-name="P4"/>
      <text:p text:style-name="P5">Виды лабиринта:</text:p>
      <text:p text:style-name="P9"><text:span text:style-name="T4">1 — </text:span><text:span text:style-name="T5">9</text:span><text:span text:style-name="T4"> уровень — 1; 1 (4x4)</text:span></text:p>
      <text:p text:style-name="P9"><text:span text:style-name="T5">10</text:span><text:span text:style-name="T4"> — </text:span><text:span text:style-name="T5">2</text:span><text:span text:style-name="T4">9 уровень — 1.5; 1.5 (5x5)</text:span></text:p>
      <text:p text:style-name="P11"><text:span text:style-name="T5">3</text:span><text:span text:style-name="T4">0 — </text:span><text:span text:style-name="T5">5</text:span><text:span text:style-name="T4">9 уровень — 2.5; 2.5 (7x7)</text:span></text:p>
      <text:p text:style-name="P11"><text:span text:style-name="T5">6</text:span><text:span text:style-name="T4">0 — </text:span><text:span text:style-name="T5">8</text:span><text:span text:style-name="T4">9 уровень — 3; 3 (8x8) </text:span></text:p>
      <text:p text:style-name="P10"><text:span text:style-name="T5">9</text:span><text:span text:style-name="T4">0 — </text:span><text:span text:style-name="T5">119</text:span><text:span text:style-name="T4"> уровень — 3; 3 (8x8) Размер камеры: 9</text:span></text:p>
      <text:p text:style-name="P10"><text:span text:style-name="T4">1</text:span><text:span text:style-name="T5">20</text:span><text:span text:style-name="T4"> — 149 уровень — 3; 4 (8x10) Размер камеры: 9</text:span></text:p>
      <text:p text:style-name="P10"><text:span text:style-name="T4">150 — </text:span><text:span text:style-name="T6">19</text:span><text:span text:style-name="T5">9</text:span><text:span text:style-name="T4"> уровень — 4; 4 (10x10) Размер камеры: </text:span><text:span text:style-name="T5">10</text:span></text:p>
      <text:p text:style-name="P9"><text:span text:style-name="T4">2</text:span><text:span text:style-name="T6">0</text:span><text:span text:style-name="T7">0</text:span><text:span text:style-name="T4"> — </text:span><text:span text:style-name="T5">299</text:span><text:span text:style-name="T4"> уровень — </text:span><text:span text:style-name="T5">5</text:span><text:span text:style-name="T4">; </text:span><text:span text:style-name="T5">5</text:span><text:span text:style-name="T4"> (1</text:span><text:span text:style-name="T5">2</text:span><text:span text:style-name="T4">x1</text:span><text:span text:style-name="T5">2</text:span><text:span text:style-name="T4">) Размер камеры: </text:span><text:span text:style-name="T5">11</text:span></text:p>
      <text:p text:style-name="P10"><text:span text:style-name="T5">300</text:span><text:span text:style-name="T4"> — </text:span><text:span text:style-name="T5">399</text:span><text:span text:style-name="T4"> уровень — </text:span><text:span text:style-name="T5">5</text:span><text:span text:style-name="T4">; </text:span><text:span text:style-name="T5">6 </text:span><text:span text:style-name="T4">(1</text:span><text:span text:style-name="T5">2</text:span><text:span text:style-name="T4">x1</text:span><text:span text:style-name="T5">4</text:span><text:span text:style-name="T4">) Размер камеры: </text:span><text:span text:style-name="T5">11</text:span></text:p>
      <text:p text:style-name="P10"><text:span text:style-name="T5">400</text:span><text:span text:style-name="T4"> — </text:span><text:span text:style-name="T5">499</text:span><text:span text:style-name="T4"> уровень — </text:span><text:span text:style-name="T5">6</text:span><text:span text:style-name="T4">; </text:span><text:span text:style-name="T5">6</text:span><text:span text:style-name="T4"> (1</text:span><text:span text:style-name="T5">4</text:span><text:span text:style-name="T4">x1</text:span><text:span text:style-name="T5">4</text:span><text:span text:style-name="T4">) Размер камеры: </text:span><text:span text:style-name="T5">12</text:span></text:p>
      <text:p text:style-name="P10"><text:span text:style-name="T5">500 </text:span><text:span text:style-name="T4">— ∞ уровень — </text:span><text:span text:style-name="T5">7</text:span><text:span text:style-name="T4">; </text:span><text:span text:style-name="T5">7</text:span><text:span text:style-name="T4"> (1</text:span><text:span text:style-name="T5">6</text:span><text:span text:style-name="T4">x1</text:span><text:span text:style-name="T5">6</text:span><text:span text:style-name="T4">) Размер камеры: </text:span><text:span text:style-name="T5">13</text:span></text:p>
      <text:p text:style-name="P13"/>
      <text:p text:style-name="P14">1; 1 (4x4)</text:p>
      <text:p text:style-name="P6"/>
      <text:p text:style-name="P2"><text:span text:style-name="T4">Р</text:span><text:span text:style-name="T3">ежимы игры:</text:span></text:p>
      <text:p text:style-name="P7">Обычный — ограниченные ходы</text:p>
      <text:p text:style-name="P7">На скорость — ходы не ограничены, ограниченно время</text:p>
      <text:p text:style-name="P7"/>
      <text:p text:style-name="P8">Виды улучшений:</text:p>
      <text:list xml:id="list3112466983" text:style-name="L1">
        <text:list-item>
          <text:p text:style-name="P15">+1 к ходам</text:p>
        </text:list-item>
        <text:list-item>
          <text:p text:style-name="P15">Ускоритель </text:p>
        </text:list-item>
      </text:list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09:10:17.611012794</meta:creation-date>
    <meta:editing-duration>PT28S</meta:editing-duration>
    <meta:editing-cycles>2</meta:editing-cycles>
    <meta:generator>LibreOffice/6.4.7.2$Linux_X86_64 LibreOffice_project/40$Build-2</meta:generator>
    <dc:date>2022-02-05T09:10:44.689776906</dc:date>
    <meta:document-statistic meta:table-count="0" meta:image-count="0" meta:object-count="0" meta:page-count="2" meta:paragraph-count="22" meta:word-count="135" meta:character-count="768" meta:non-whitespace-character-count="629"/>
  </office:meta>
</office:document-meta>
</file>